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fo:font-size="9pt" officeooo:rsid="0008f6cf" officeooo:paragraph-rsid="0008f6cf" style:font-size-asian="9pt" style:font-size-complex="9pt"/>
    </style:style>
    <style:style style:name="P2" style:family="paragraph" style:parent-style-name="Standard">
      <style:paragraph-properties fo:text-align="justify" style:justify-single-word="false"/>
      <style:text-properties fo:color="#ce181e" fo:font-size="11pt" officeooo:rsid="00042d72" officeooo:paragraph-rsid="00042d72" style:font-size-asian="11pt" style:font-size-complex="11pt"/>
    </style:style>
    <style:style style:name="P3" style:family="paragraph" style:parent-style-name="Standard">
      <style:paragraph-properties fo:text-align="justify" style:justify-single-word="false"/>
      <style:text-properties fo:color="#ce181e" fo:font-size="11pt" officeooo:rsid="00100dd1" officeooo:paragraph-rsid="00100dd1" style:font-size-asian="11pt" style:font-size-complex="11pt"/>
    </style:style>
    <style:style style:name="P4" style:family="paragraph" style:parent-style-name="Standard">
      <style:paragraph-properties fo:text-align="justify" style:justify-single-word="false"/>
      <style:text-properties fo:color="#ce181e" fo:font-size="11pt" fo:font-style="normal" officeooo:rsid="00079e94" officeooo:paragraph-rsid="00042d72" style:font-size-asian="11pt" style:font-style-asian="normal" style:font-size-complex="11pt" style:font-style-complex="normal"/>
    </style:style>
    <style:style style:name="P5" style:family="paragraph" style:parent-style-name="Standard">
      <style:paragraph-properties fo:text-align="justify" style:justify-single-word="false"/>
      <style:text-properties fo:font-size="11pt" officeooo:rsid="0003e394" officeooo:paragraph-rsid="0003e394" style:font-size-asian="11pt" style:font-size-complex="11pt"/>
    </style:style>
    <style:style style:name="P6" style:family="paragraph" style:parent-style-name="Standard">
      <style:paragraph-properties fo:text-align="justify" style:justify-single-word="false"/>
      <style:text-properties fo:font-size="11pt" officeooo:rsid="00042d72" officeooo:paragraph-rsid="00042d72" style:font-size-asian="11pt" style:font-size-complex="11pt"/>
    </style:style>
    <style:style style:name="P7" style:family="paragraph" style:parent-style-name="Standard">
      <style:paragraph-properties fo:text-align="justify" style:justify-single-word="false"/>
      <style:text-properties fo:font-size="11pt" officeooo:rsid="000e7268" officeooo:paragraph-rsid="000e7268" style:font-size-asian="11pt" style:font-size-complex="11pt"/>
    </style:style>
    <style:style style:name="P8" style:family="paragraph" style:parent-style-name="Standard">
      <style:paragraph-properties fo:text-align="justify" style:justify-single-word="false"/>
      <style:text-properties fo:font-size="11pt" officeooo:rsid="000e9d6c" officeooo:paragraph-rsid="000e9d6c" style:font-size-asian="11pt" style:font-size-complex="11pt"/>
    </style:style>
    <style:style style:name="P9" style:family="paragraph" style:parent-style-name="Standard">
      <style:paragraph-properties fo:text-align="justify" style:justify-single-word="false"/>
      <style:text-properties fo:font-size="11pt" officeooo:rsid="00100dd1" officeooo:paragraph-rsid="00100dd1" style:font-size-asian="11pt" style:font-size-complex="11pt"/>
    </style:style>
    <style:style style:name="P10" style:family="paragraph" style:parent-style-name="Standard">
      <style:paragraph-properties fo:text-align="justify" style:justify-single-word="false"/>
      <style:text-properties fo:font-size="11pt" officeooo:rsid="00100dd1" officeooo:paragraph-rsid="00145632" style:font-size-asian="11pt" style:font-size-complex="11pt"/>
    </style:style>
    <style:style style:name="P11" style:family="paragraph" style:parent-style-name="Standard">
      <style:paragraph-properties fo:text-align="justify" style:justify-single-word="false"/>
      <style:text-properties fo:font-size="11pt" officeooo:rsid="00112b11" officeooo:paragraph-rsid="00112b11" style:font-size-asian="11pt" style:font-size-complex="11pt"/>
    </style:style>
    <style:style style:name="P12" style:family="paragraph" style:parent-style-name="Standard">
      <style:paragraph-properties fo:text-align="justify" style:justify-single-word="false"/>
      <style:text-properties fo:font-size="11pt" officeooo:rsid="0013f9e3" officeooo:paragraph-rsid="0013f9e3" style:font-size-asian="11pt" style:font-size-complex="11pt"/>
    </style:style>
    <style:style style:name="P13" style:family="paragraph" style:parent-style-name="Standard">
      <style:paragraph-properties fo:text-align="center" style:justify-single-word="false"/>
      <style:text-properties fo:font-size="11pt" fo:font-weight="bold" officeooo:rsid="00042d72" officeooo:paragraph-rsid="00042d72" style:font-size-asian="11pt" style:font-weight-asian="bold" style:font-size-complex="11pt" style:font-weight-complex="bold"/>
    </style:style>
    <style:style style:name="P14" style:family="paragraph" style:parent-style-name="Standard">
      <style:paragraph-properties fo:text-align="center" style:justify-single-word="false"/>
      <style:text-properties fo:font-size="11pt" fo:font-weight="bold" officeooo:rsid="000e7268" officeooo:paragraph-rsid="000e7268" style:font-size-asian="11pt" style:font-weight-asian="bold" style:font-size-complex="11pt" style:font-weight-complex="bold"/>
    </style:style>
    <style:style style:name="P15" style:family="paragraph" style:parent-style-name="Standard">
      <style:paragraph-properties fo:text-align="center" style:justify-single-word="false"/>
      <style:text-properties fo:font-size="11pt" fo:font-weight="bold" officeooo:rsid="00100dd1" officeooo:paragraph-rsid="00100dd1" style:font-size-asian="11pt" style:font-weight-asian="bold" style:font-size-complex="11pt" style:font-weight-complex="bold"/>
    </style:style>
    <style:style style:name="P16" style:family="paragraph" style:parent-style-name="Standard">
      <style:paragraph-properties fo:text-align="center" style:justify-single-word="false"/>
      <style:text-properties fo:font-size="11pt" fo:font-weight="bold" officeooo:rsid="00112b11" officeooo:paragraph-rsid="00112b11" style:font-size-asian="11pt" style:font-weight-asian="bold" style:font-size-complex="11pt" style:font-weight-complex="bold"/>
    </style:style>
    <style:style style:name="P17" style:family="paragraph" style:parent-style-name="Standard">
      <style:paragraph-properties fo:text-align="justify" style:justify-single-word="false"/>
      <style:text-properties fo:font-size="11pt" fo:font-style="normal" officeooo:rsid="00079e94" officeooo:paragraph-rsid="00042d72" style:font-size-asian="11pt" style:font-style-asian="normal" style:font-size-complex="11pt" style:font-style-complex="normal"/>
    </style:style>
    <style:style style:name="P18" style:family="paragraph" style:parent-style-name="Standard">
      <style:paragraph-properties fo:text-align="justify" style:justify-single-word="false"/>
      <style:text-properties fo:font-size="11pt" fo:font-style="normal" officeooo:rsid="0008f6cf" officeooo:paragraph-rsid="00042d72" style:font-size-asian="11pt" style:font-style-asian="normal" style:font-size-complex="11pt" style:font-style-complex="normal"/>
    </style:style>
    <style:style style:name="P19" style:family="paragraph" style:parent-style-name="Standard">
      <style:paragraph-properties fo:text-align="center" style:justify-single-word="false" fo:break-before="page"/>
      <style:text-properties fo:font-size="14pt" fo:font-weight="bold" officeooo:rsid="0003e394" officeooo:paragraph-rsid="0003e394" style:font-size-asian="14pt" style:font-weight-asian="bold" style:font-size-complex="14pt" style:font-weight-complex="bold"/>
    </style:style>
    <style:style style:name="P20" style:family="paragraph" style:parent-style-name="Standard" style:list-style-name="L1">
      <style:paragraph-properties fo:text-align="justify" style:justify-single-word="false"/>
      <style:text-properties fo:font-size="11pt" officeooo:rsid="0003e394" officeooo:paragraph-rsid="0003e394" style:font-size-asian="11pt" style:font-size-complex="11pt"/>
    </style:style>
    <style:style style:name="P21" style:family="paragraph" style:parent-style-name="Standard" style:list-style-name="L2">
      <style:paragraph-properties fo:text-align="justify" style:justify-single-word="false"/>
      <style:text-properties fo:font-size="11pt" officeooo:rsid="0003e394" officeooo:paragraph-rsid="0003e394" style:font-size-asian="11pt" style:font-size-complex="11pt"/>
    </style:style>
    <style:style style:name="P22" style:family="paragraph" style:parent-style-name="Standard" style:list-style-name="L2">
      <style:paragraph-properties fo:text-align="justify" style:justify-single-word="false"/>
      <style:text-properties fo:font-size="11pt" officeooo:rsid="000991b3" officeooo:paragraph-rsid="000991b3" style:font-size-asian="11pt" style:font-size-complex="11pt"/>
    </style:style>
    <style:style style:name="P23" style:family="paragraph" style:parent-style-name="Standard">
      <style:paragraph-properties fo:text-align="justify" style:justify-single-word="false"/>
      <style:text-properties fo:font-size="11pt" officeooo:rsid="00061725" officeooo:paragraph-rsid="00165534" style:font-size-asian="11pt" style:font-size-complex="11pt"/>
    </style:style>
    <style:style style:name="T1" style:family="text">
      <style:text-properties officeooo:rsid="00042d72"/>
    </style:style>
    <style:style style:name="T2" style:family="text">
      <style:text-properties fo:color="#ce181e" officeooo:rsid="00042d72"/>
    </style:style>
    <style:style style:name="T3" style:family="text">
      <style:text-properties fo:color="#ce181e" fo:font-style="normal" officeooo:rsid="000934b9" style:font-style-asian="normal" style:font-style-complex="normal"/>
    </style:style>
    <style:style style:name="T4" style:family="text">
      <style:text-properties fo:color="#ce181e" fo:font-style="normal" officeooo:rsid="000de14e" style:font-style-asian="normal" style:font-style-complex="normal"/>
    </style:style>
    <style:style style:name="T5" style:family="text">
      <style:text-properties fo:color="#ce181e" fo:font-style="normal" officeooo:rsid="00165534" style:font-style-asian="normal" style:font-style-complex="normal"/>
    </style:style>
    <style:style style:name="T6" style:family="text">
      <style:text-properties officeooo:rsid="000554be"/>
    </style:style>
    <style:style style:name="T7" style:family="text">
      <style:text-properties officeooo:rsid="00061725"/>
    </style:style>
    <style:style style:name="T8" style:family="text">
      <style:text-properties fo:font-style="italic" officeooo:rsid="00061725" style:font-style-asian="italic" style:font-style-complex="italic"/>
    </style:style>
    <style:style style:name="T9" style:family="text">
      <style:text-properties fo:font-style="italic" officeooo:rsid="00079e94" style:font-style-asian="italic" style:font-style-complex="italic"/>
    </style:style>
    <style:style style:name="T10" style:family="text">
      <style:text-properties fo:font-style="italic" officeooo:rsid="0008f6cf" style:font-style-asian="italic" style:font-style-complex="italic"/>
    </style:style>
    <style:style style:name="T11" style:family="text">
      <style:text-properties fo:font-style="italic" officeooo:rsid="000934b9" style:font-style-asian="italic" style:font-style-complex="italic"/>
    </style:style>
    <style:style style:name="T12" style:family="text">
      <style:text-properties fo:font-style="italic" officeooo:rsid="000991b3" style:font-style-asian="italic" style:font-style-complex="italic"/>
    </style:style>
    <style:style style:name="T13" style:family="text">
      <style:text-properties fo:font-style="italic" officeooo:rsid="00100dd1" style:font-style-asian="italic" style:font-style-complex="italic"/>
    </style:style>
    <style:style style:name="T14" style:family="text">
      <style:text-properties fo:font-style="normal" officeooo:rsid="00061725" style:font-style-asian="normal" style:font-style-complex="normal"/>
    </style:style>
    <style:style style:name="T15" style:family="text">
      <style:text-properties fo:font-style="normal" officeooo:rsid="00079e94" style:font-style-asian="normal" style:font-style-complex="normal"/>
    </style:style>
    <style:style style:name="T16" style:family="text">
      <style:text-properties fo:font-style="normal" officeooo:rsid="0008f6cf" style:font-style-asian="normal" style:font-style-complex="normal"/>
    </style:style>
    <style:style style:name="T17" style:family="text">
      <style:text-properties fo:font-style="normal" officeooo:rsid="000934b9" style:font-style-asian="normal" style:font-style-complex="normal"/>
    </style:style>
    <style:style style:name="T18" style:family="text">
      <style:text-properties fo:font-style="normal" officeooo:rsid="000991b3" style:font-style-asian="normal" style:font-style-complex="normal"/>
    </style:style>
    <style:style style:name="T19" style:family="text">
      <style:text-properties fo:font-style="normal" officeooo:rsid="000de14e" style:font-style-asian="normal" style:font-style-complex="normal"/>
    </style:style>
    <style:style style:name="T20" style:family="text">
      <style:text-properties officeooo:rsid="00079e94"/>
    </style:style>
    <style:style style:name="T21" style:family="text">
      <style:text-properties officeooo:rsid="000a6e5f"/>
    </style:style>
    <style:style style:name="T22" style:family="text">
      <style:text-properties officeooo:rsid="00100dd1"/>
    </style:style>
    <style:style style:name="T23" style:family="text">
      <style:text-properties officeooo:rsid="0013f9e3"/>
    </style:style>
    <style:style style:name="T24" style:family="text">
      <style:text-properties officeooo:rsid="00145632"/>
    </style:style>
    <style:style style:name="T25" style:family="text">
      <style:text-properties officeooo:rsid="0016553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lan du rapport :</text:p>
      <text:p text:style-name="P5"/>
      <text:p text:style-name="P5"/>
      <text:p text:style-name="P5">Première page : </text:p>
      <text:list xml:id="list3988764135" text:style-name="L1">
        <text:list-item>
          <text:p text:style-name="P20">Description générale</text:p>
        </text:list-item>
        <text:list-item>
          <text:p text:style-name="P20">Mode d’emploi</text:p>
        </text:list-item>
      </text:list>
      <text:p text:style-name="P5">Deux pages suivantes</text:p>
      <text:list xml:id="list3512275167" text:style-name="L2">
        <text:list-item>
          <text:p text:style-name="P21">Solutions techniques apportées</text:p>
        </text:list-item>
        <text:list-item>
          <text:p text:style-name="P21">Description de la machine d’états d’états finis générale</text:p>
        </text:list-item>
        <text:list-item>
          <text:p text:style-name="P21">… ainsi que des machines d’états <text:s/>secondaires lorsqu’intéressantes</text:p>
        </text:list-item>
        <text:list-item>
          <text:p text:style-name="P21">Description des solutions techniques originales apportées à la résolution de problèmes rencontrés lors du développement</text:p>
          <text:list>
            <text:list-item>
              <text:p text:style-name="P22">parler du diviseur</text:p>
            </text:list-item>
            <text:list-item>
              <text:p text:style-name="P22">parler du convertisseur vers une fréquence à 10 Hz.</text:p>
            </text:list-item>
          </text:list>
        </text:list-item>
        <text:list-item>
          <text:p text:style-name="P21">présenter des schémas reproduits de logisim-evolution, dans un format adapté à un rapport.</text:p>
        </text:list-item>
      </text:list>
      <text:p text:style-name="P5"/>
      <text:p text:style-name="P5"/>
      <text:p text:style-name="P5"/>
      <text:p text:style-name="P5">Voir plus bas.</text:p>
      <text:p text:style-name="P19">Rapport de projet</text:p>
      <text:p text:style-name="P5"/>
      <text:p text:style-name="P13">Introduction <text:span text:style-name="T21">et description générale</text:span></text:p>
      <text:p text:style-name="P5"/>
      <text:p text:style-name="P5"><text:tab/>Ce projet de fin de semestre du cours Systèmes Logiques nous a amené à réaliser les circuits logiques d’une montre à affichage numérique incluant de plus les fonctionnalités suivantes : un réveil matin capable de distinguer les jours de la semaine, un chronomètre <text:span text:style-name="T1">avec gestion des tours</text:span>, <text:span text:style-name="T1">ainsi qu’un minuteur (compte à rebours).</text:span></text:p>
      <text:p text:style-name="P5"/>
      <text:p text:style-name="P5"><text:tab/><text:span text:style-name="T1">Le circuit logique est adapté pour la carte </text:span><text:span text:style-name="T2">NOM_DE_LA_CARTE</text:span><text:span text:style-name="T1"> et utilise les six afficheurs sept segments, sept diodes lumineuses, deux boutons afin de naviguer entre les modules, ainsi qu’un des interrupteurs pour allumer et éteindre l’ensemble. Une des broches sort également un signal électrique dans le but d’alimenter un buzzer externe pour fournir le son des alarmes.</text:span></text:p>
      <text:p text:style-name="P5"/>
      <text:p text:style-name="P5"><text:tab/><text:span text:style-name="T6">Les deux boutons différencient la pression courte, d’environ un à deux dixièmes de seconde, et la pression maintenue, reconnue à partir de 0.8 seconde lorsque la pression est relâchée. Cela fournit de fait quatre boutons logiques.</text:span></text:p>
      <text:p text:style-name="P5"/>
      <text:p text:style-name="P5"/>
      <text:p text:style-name="P13">Mode d’emploi</text:p>
      <text:p text:style-name="P6"/>
      <text:p text:style-name="P6"><text:tab/><text:span text:style-name="T6">Pour rendre l’installation fonctionnelle, la première chose à faire est d’activer l’interrupteur à l’extrême droite sur la carte, suite à quoi, les interrupteurs n’auront plus à être touchés.</text:span></text:p>
      <text:p text:style-name="P6"/>
      <text:p text:style-name="P23"><text:tab/>De manière générale, lorsqu’aucune heure ou durée n’est en train d’être saisie par l’utilisateur, appuyer courtement sur le premier bouton passe à l’état suivant.</text:p>
      <text:p text:style-name="P6"/>
      <text:p text:style-name="P6"><text:tab/><text:span text:style-name="T7">Le premier état à s’afficher après l’allumage est le module </text:span><text:span text:style-name="T8">heure</text:span><text:span text:style-name="T14">, affichant l’heure courante si celle-ci a été réglée. Pour régler l’heure, pressez longuement le premier bouton. Lorsque la pression est relâchée, les deux afficheurs correspondant aux heures se mettent à clignoter </text:span><text:span text:style-name="T15">pour signifier qu’ils sont sélectionnés</text:span><text:span text:style-name="T14">. Une pression courte sur le premier bouton incrémente alors les valeurs s</text:span><text:span text:style-name="T15">é</text:span><text:span text:style-name="T14">lectionnées </text:span><text:span text:style-name="T15">tandis qu’une pression courte sur le second bouton conduit à sélectionner l’afficheur des dizaines de minutes, puis des minutes. Pour valider et revenir à l’affichage de l’heure, pressez à nouveau longuement le premier bouton. </text:span><text:span text:style-name="T3">Il est également </text:span><text:span text:style-name="T4">possible</text:span><text:span text:style-name="T3"> de consulter le jour de la semaine courant en pressant </text:span><text:span text:style-name="T5">COURTEMENT ???</text:span><text:span text:style-name="T3"> sur le second bouton </text:span><text:span text:style-name="T5">et à nouveau pour revenir</text:span><text:span text:style-name="T3">.</text:span></text:p>
      <text:p text:style-name="P6"/>
      <text:p text:style-name="P2"><text:tab/><text:span text:style-name="T20">L’état suivant est le </text:span><text:span text:style-name="T9">réveil</text:span><text:span text:style-name="T15">. </text:span><text:span text:style-name="T17">Cet état permet d’enregistrer une heure de réveil par jour de la semaine. Le réveil </text:span><text:span text:style-name="T18">des lundis </text:span><text:span text:style-name="T17">s’affiche en premier, le nombre compris dans le premier afficheur correspondant au jour de la semaine. Appuyez </text:span><text:span text:style-name="T19">courtement </text:span><text:span text:style-name="T17">sur le second bouton pour naviguer aux jours de la semaine suivants. Pour modifier une heure, pressez le premier bouton longuement ; la démarche est identique à celle de l’état </text:span><text:span text:style-name="T11">heure</text:span><text:span text:style-name="T17">. De plus, appuyer longuement sur le second bouton permet d’activer ou de désactiver l’alarme du jour. Afin de consulter les alarmes actives, référez-vous aux sept premières diodes lumineuses de la carte : la première correspondant aux lundis, et ainsi de suite. </text:span><text:span text:style-name="T18">Ces voyants seront aussi visibles depuis l’état </text:span><text:span text:style-name="T12">heure</text:span><text:span text:style-name="T18">.</text:span></text:p>
      <text:p text:style-name="P4"/>
      <text:p text:style-name="P2"><text:span text:style-name="T15"><text:tab/>Le troisième </text:span><text:span text:style-name="T16">état</text:span><text:span text:style-name="T15"> est le </text:span><text:span text:style-name="T9">chronomètre</text:span><text:span text:style-name="T15">. </text:span><text:span text:style-name="T17">METTRE QUE L?AFFICHAGE NE MONTRE PAS TOUJOURS LA MÊME CHOSE SELON L’AVANCEMENT DU CHRONO.</text:span></text:p>
      <text:p text:style-name="P17"/>
      <text:p text:style-name="P6"><text:span text:style-name="T15"><text:tab/>Le dernier </text:span><text:span text:style-name="T16">état</text:span><text:span text:style-name="T15"> est le </text:span><text:span text:style-name="T9">minuteur</text:span><text:span text:style-name="T15">. Ce module requiert que l’utilisateur entre une durée qui sera comptée à rebours. Cela se fait de la même manière que pour changer l’heure dans le module </text:span><text:span text:style-name="T9">heure</text:span><text:span text:style-name="T15">. Après avoir validé et être revenu à l’affichage du minuteur, une première pression courte sur le second bouton permet de démarrer le décompte. Une seconde pression annule le décompte. </text:span><text:span text:style-name="T18">La</text:span><text:span text:style-name="T16"> sonnerie se déclenche à la fin du temps imparti.</text:span></text:p>
      <text:p text:style-name="P18"/>
      <text:p text:style-name="P6"><text:span text:style-name="T16"><text:tab/></text:span><text:span text:style-name="T10">Sonnerie </text:span><text:span text:style-name="T16">: Cet état supplémentaire </text:span><text:span text:style-name="T17">montre</text:span><text:span text:style-name="T16"> le texte « sonne » sur l’affichage et permet soit </text:span><text:span text:style-name="T17">d’</text:span><text:span text:style-name="T16">éteindre la sonnerie et </text:span><text:span text:style-name="T17">de </text:span><text:span text:style-name="T16">retourner au premier état (premier bouton), soit de mettre en place un rappel (anglais : </text:span><text:soft-page-break/><text:span text:style-name="T16">snooze) cinq minutes plus tard (second bouton). Dans cette seconde possibilité, le texte « rappel » s’affiche </text:span><text:span text:style-name="T17">et l’alarme est reportée</text:span><text:span text:style-name="T16">.</text:span></text:p>
      <text:p text:style-name="P6"/>
      <text:p text:style-name="P14">Description de la machine d’états finis générale</text:p>
      <text:p text:style-name="P7"/>
      <text:p text:style-name="P8"><text:tab/>La machine d’états fini<text:span text:style-name="T22">s</text:span> générale se compose des cinq états décrits dans le mode d’emploi : quatre pour les fonctionnalités, et une pour la sonnerie. Un bouton (B) permet de cycler parmi les quatre états. Ces quatre états disposent chacun d’un sous-système que l’on peut considérer comme des machines d’états <text:span text:style-name="T22">finis</text:span> sous-jacentes à deux états <text:span text:style-name="T22">chacun (booléens)</text:span>, mais comme la machine d’état <text:span text:style-name="T22">finis </text:span>générale prend en compte ces sous-états, on considérera plutôt une unique machine d’état<text:span text:style-name="T23">s</text:span>. Ces états secondaires <text:span text:style-name="T22">(S)</text:span> <text:span text:style-name="T22">s’occupent entre autres de changer l’heure, ou de régler un réveil. Chacun des états mène vers l’état </text:span><text:span text:style-name="T13">sonnerie</text:span><text:span text:style-name="T22"> lorsqu’une alarme (A) retentit. Le schéma de la machine peut être consulté ci-dessous :</text:span></text:p>
      <text:p text:style-name="P8"/>
      <text:p text:style-name="P3">#mettre le schéma ici.</text:p>
      <text:p text:style-name="P9"/>
      <text:p text:style-name="P12"><text:tab/>Bien entendu, l<text:span text:style-name="T25">e projet comprend d’autres machines d’états, comme pour régler une heure par exemple</text:span>.</text:p>
      <text:p text:style-name="P9"/>
      <text:p text:style-name="P3">#comment visionne-t-on les tours du chrono ? </text:p>
      <text:p text:style-name="P9"/>
      <text:p text:style-name="P16">Solutions techniques apportées</text:p>
      <text:p text:style-name="P9"/>
      <text:p text:style-name="P11"><text:tab/>Un des points essentiels de notre approche pour la conception d’une montre numérique est que nous gérons le temps non pas en enregistrant séparément les heures, minutes et secondes du temps courant, mais en stockant uniquement le nombre dixièmes de secondes écoulés depuis le début de la semaine courante, <text:span text:style-name="T24">sur 23 bits</text:span>. Cela apporte l’avantage de ne pas avoir à se préoccuper de la retenue lors d’additions <text:span text:style-name="T23">ou de soustractions de durées. Néanmoins, cela nous a contraints à créer notre propre module diviseur car le module fourni par le logiciel Logisim-Evolution n’est pas compatible avec la carte.</text:span></text:p>
      <text:p text:style-name="P9"/>
      <text:p text:style-name="P15">Problèmes rencontrés lors du développements</text:p>
      <text:p text:style-name="P9"/>
      <text:p text:style-name="P10"><text:tab/>Lors du développement, nous n’avons rencontré que très peu de problèmes. Néanmoins, Logisim-Evolution nous a joué des tours <text:span text:style-name="T23">car le module diviseur que nous avons créé, bien que complètement fonctionnel sur la carte, lui fait faire trop de calculs par pas de la simulation. Or c’est justement là le critère que choisit ce logiciel pour détecter les phénomènes d’oscillations. Cependant, en remplaçant notre diviseur par celui de Logisim, notre projet est simulé sans problèmes, si bien que nous fournissons deux fichiers .circ : un pour la consultation dans Logisim, et un pour mettre sur la carte. Ces fichiers ne diffèrent que par le module divise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officeooo:rsid="0008f6cf" officeooo:paragraph-rsid="0008f6cf"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aul Jaques (275020) et Johannes Lemonde (27500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20:23:03.245493467</meta:creation-date>
    <dc:date>2017-12-07T17:24:20.265324215</dc:date>
    <meta:editing-duration>PT54M30S</meta:editing-duration>
    <meta:editing-cycles>9</meta:editing-cycles>
    <meta:generator>LibreOffice/5.4.2.2$Linux_X86_64 LibreOffice_project/40m0$Build-2</meta:generator>
    <meta:document-statistic meta:table-count="0" meta:image-count="0" meta:object-count="0" meta:page-count="3" meta:paragraph-count="36" meta:word-count="1042" meta:character-count="6621" meta:non-whitespace-character-count="5607"/>
  </office:meta>
</office:document-meta>
</file>